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465a4" style:text-align-source="fix" style:repeat-content="false" fo:border="0.06pt solid #ffffff"/>
      <style:paragraph-properties fo:text-align="center" fo:margin-left="0cm"/>
      <style:text-properties fo:color="#dddddd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/>
          <table:table-cell table:style-name="ce1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x<text:span text:style-name="T1">-</text:span></text:p>
          </table:table-cell>
          <table:table-cell table:style-name="ce2" office:value-type="string" calcext:value-type="string">
            <text:p>f(x)</text:p>
          </table:table-cell>
          <table:table-cell/>
          <table:table-cell table:style-name="ce2" office:value-type="string" calcext:value-type="string">
            <text:p>x<text:span text:style-name="T1">+</text:span></text:p>
          </table:table-cell>
          <table:table-cell table:style-name="ce2" office:value-type="string" calcext:value-type="string">
            <text:p>f(x)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([.B3])^2+4" office:value-type="float" office:value="7.61" calcext:value-type="float">
            <text:p>7.61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([.E3])^2+4" office:value-type="float" office:value="8.41" calcext:value-type="float">
            <text:p>8.41</text:p>
          </table:table-cell>
        </table:table-row>
        <table:table-row table:style-name="ro1">
          <table:table-cell/>
          <table:table-cell office:value-type="float" office:value="1.99" calcext:value-type="float">
            <text:p>1.99</text:p>
          </table:table-cell>
          <table:table-cell table:formula="of:=([.B4])^2+4" office:value-type="float" office:value="7.9601" calcext:value-type="float">
            <text:p>7.9601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([.E4])^2+4" office:value-type="float" office:value="8.0401" calcext:value-type="float">
            <text:p>8.0401</text:p>
          </table:table-cell>
        </table:table-row>
        <table:table-row table:style-name="ro1">
          <table:table-cell/>
          <table:table-cell office:value-type="float" office:value="1.999" calcext:value-type="float">
            <text:p>1.999</text:p>
          </table:table-cell>
          <table:table-cell table:formula="of:=([.B5])^2+4" office:value-type="float" office:value="7.996001" calcext:value-type="float">
            <text:p>7.996001</text:p>
          </table:table-cell>
          <table:table-cell/>
          <table:table-cell office:value-type="float" office:value="2.001" calcext:value-type="float">
            <text:p>2.001</text:p>
          </table:table-cell>
          <table:table-cell table:formula="of:=([.E5])^2+4" office:value-type="float" office:value="8.004001" calcext:value-type="float">
            <text:p>8.004001</text:p>
          </table:table-cell>
        </table:table-row>
        <table:table-row table:style-name="ro1">
          <table:table-cell/>
          <table:table-cell office:value-type="float" office:value="1.9999" calcext:value-type="float">
            <text:p>1.9999</text:p>
          </table:table-cell>
          <table:table-cell table:formula="of:=([.B6])^2+4" office:value-type="float" office:value="7.99960001" calcext:value-type="float">
            <text:p>7.99960001</text:p>
          </table:table-cell>
          <table:table-cell/>
          <table:table-cell office:value-type="float" office:value="2.0001" calcext:value-type="float">
            <text:p>2.0001</text:p>
          </table:table-cell>
          <table:table-cell table:formula="of:=([.E6])^2+4" office:value-type="float" office:value="8.00040001" calcext:value-type="float">
            <text:p>8.00040001</text:p>
          </table:table-cell>
        </table:table-row>
        <table:table-row table:style-name="ro1">
          <table:table-cell/>
          <table:table-cell office:value-type="float" office:value="1.99999" calcext:value-type="float">
            <text:p>1.99999</text:p>
          </table:table-cell>
          <table:table-cell table:formula="of:=([.B7])^2+4" office:value-type="float" office:value="7.9999600001" calcext:value-type="float">
            <text:p>7.9999600001</text:p>
          </table:table-cell>
          <table:table-cell/>
          <table:table-cell office:value-type="float" office:value="2.00001" calcext:value-type="float">
            <text:p>2.00001</text:p>
          </table:table-cell>
          <table:table-cell table:formula="of:=([.E7])^2+4" office:value-type="float" office:value="8.0000400001" calcext:value-type="float">
            <text:p>8.0000400001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x<text:span text:style-name="T1">-</text:span></text:p>
          </table:table-cell>
          <table:table-cell table:style-name="ce2" office:value-type="string" calcext:value-type="string">
            <text:p>f(x)</text:p>
          </table:table-cell>
          <table:table-cell/>
          <table:table-cell table:style-name="ce2" office:value-type="string" calcext:value-type="string">
            <text:p>x<text:span text:style-name="T1">+</text:span></text:p>
          </table:table-cell>
          <table:table-cell table:style-name="ce2" office:value-type="string" calcext:value-type="string">
            <text:p>f(x)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formula="of:=2*([.B11])/(5-[.B11])" office:value-type="float" office:value="98.0000000000004" calcext:value-type="float">
            <text:p>98.0000000000004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2*([.E11])/(5-[.E11])" office:value-type="float" office:value="-102" calcext:value-type="float">
            <text:p>-102</text:p>
          </table:table-cell>
        </table:table-row>
        <table:table-row table:style-name="ro1">
          <table:table-cell/>
          <table:table-cell office:value-type="float" office:value="4.99" calcext:value-type="float">
            <text:p>4.99</text:p>
          </table:table-cell>
          <table:table-cell table:formula="of:=2*([.B12])/(5-[.B12])" office:value-type="float" office:value="998.000000000021" calcext:value-type="float">
            <text:p>998.000000000021</text:p>
          </table:table-cell>
          <table:table-cell/>
          <table:table-cell office:value-type="float" office:value="5.01" calcext:value-type="float">
            <text:p>5.01</text:p>
          </table:table-cell>
          <table:table-cell table:formula="of:=2*([.E12])/(5-[.E12])" office:value-type="float" office:value="-1002.00000000002" calcext:value-type="float">
            <text:p>-1002.00000000002</text:p>
          </table:table-cell>
        </table:table-row>
        <table:table-row table:style-name="ro1">
          <table:table-cell/>
          <table:table-cell office:value-type="float" office:value="4.999" calcext:value-type="float">
            <text:p>4.999</text:p>
          </table:table-cell>
          <table:table-cell table:formula="of:=2*([.B13])/(5-[.B13])" office:value-type="float" office:value="9997.99999999666" calcext:value-type="float">
            <text:p>9997.99999999666</text:p>
          </table:table-cell>
          <table:table-cell/>
          <table:table-cell office:value-type="float" office:value="5.001" calcext:value-type="float">
            <text:p>5.001</text:p>
          </table:table-cell>
          <table:table-cell table:formula="of:=2*([.E13])/(5-[.E13])" office:value-type="float" office:value="-10001.9999999967" calcext:value-type="float">
            <text:p>-10001.9999999967</text:p>
          </table:table-cell>
        </table:table-row>
        <table:table-row table:style-name="ro1">
          <table:table-cell/>
          <table:table-cell office:value-type="float" office:value="4.9999" calcext:value-type="float">
            <text:p>4.9999</text:p>
          </table:table-cell>
          <table:table-cell table:formula="of:=2*([.B14])/(5-[.B14])" office:value-type="float" office:value="99998.0000002331" calcext:value-type="float">
            <text:p>99998.0000002331</text:p>
          </table:table-cell>
          <table:table-cell/>
          <table:table-cell office:value-type="float" office:value="5.0001" calcext:value-type="float">
            <text:p>5.0001</text:p>
          </table:table-cell>
          <table:table-cell table:formula="of:=2*([.E14])/(5-[.E14])" office:value-type="float" office:value="-100002.000000233" calcext:value-type="float">
            <text:p>-100002.000000233</text:p>
          </table:table-cell>
        </table:table-row>
        <table:table-row table:style-name="ro1">
          <table:table-cell table:style-name="Default"/>
          <table:table-cell office:value-type="float" office:value="4.99999" calcext:value-type="float">
            <text:p>4.99999</text:p>
          </table:table-cell>
          <table:table-cell table:formula="of:=2*([.B15])/(5-[.B15])" office:value-type="float" office:value="999998.000037858" calcext:value-type="float">
            <text:p>999998.000037858</text:p>
          </table:table-cell>
          <table:table-cell table:style-name="Default"/>
          <table:table-cell office:value-type="float" office:value="5.00001" calcext:value-type="float">
            <text:p>5.00001</text:p>
          </table:table-cell>
          <table:table-cell table:formula="of:=2*([.E15])/(5-[.E15])" office:value-type="float" office:value="-1000002.00003786" calcext:value-type="float">
            <text:p>-1000002.00003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4:50:19.0940158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4T12:20:19.132830182</meta:creation-date>
    <dc:date>2020-01-27T15:32:50.967684569</dc:date>
    <meta:editing-duration>PT46M5S</meta:editing-duration>
    <meta:editing-cycles>3</meta:editing-cycles>
    <meta:generator>LibreOffice/6.3.4.2$Linux_X86_64 LibreOffice_project/30$Build-2</meta:generator>
    <meta:document-statistic meta:table-count="1" meta:cell-count="48" meta:object-count="0"/>
  </office:meta>
</office:document-meta>
</file>